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6400000079C676751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XPEDIENTES" style:family="table">
      <style:table-properties style:width="16.999cm" table:align="margins" style:shadow="none" style:may-break-between-rows="false"/>
    </style:style>
    <style:style style:name="EXPEDIENTES.A" style:family="table-column">
      <style:table-column-properties style:column-width="6.465cm" style:rel-column-width="24923*"/>
    </style:style>
    <style:style style:name="EXPEDIENTES.B" style:family="table-column">
      <style:table-column-properties style:column-width="6.541cm" style:rel-column-width="25215*"/>
    </style:style>
    <style:style style:name="EXPEDIENTES.C" style:family="table-column">
      <style:table-column-properties style:column-width="3.993cm" style:rel-column-width="15397*"/>
    </style:style>
    <style:style style:name="EXPEDIENTES.1" style:family="table-row">
      <style:table-row-properties fo:keep-together="always"/>
    </style:style>
    <style:style style:name="EXPEDIENTES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EXPEDIENTES.B1" style:family="table-cell">
      <style:table-cell-properties fo:padding="0.097cm" fo:border-left="none" fo:border-right="none" fo:border-top="0.05pt solid #000000" fo:border-bottom="none"/>
    </style:style>
    <style:style style:name="EXPEDIENTES.C1" style:family="table-cell">
      <style:table-cell-properties fo:padding="0.097cm" fo:border-left="none" fo:border-right="0.05pt solid #000000" fo:border-top="0.05pt solid #000000" fo:border-bottom="none"/>
    </style:style>
    <style:style style:name="EXPEDIENTES.A2" style:family="table-cell">
      <style:table-cell-properties fo:padding="0.097cm" fo:border-left="0.05pt solid #000000" fo:border-right="none" fo:border-top="none" fo:border-bottom="none"/>
    </style:style>
    <style:style style:name="EXPEDIENTES.B2" style:family="table-cell">
      <style:table-cell-properties fo:padding="0.097cm" fo:border="none"/>
    </style:style>
    <style:style style:name="EXPEDIENTES.C2" style:family="table-cell">
      <style:table-cell-properties fo:padding="0.097cm" fo:border-left="none" fo:border-right="0.05pt solid #000000" fo:border-top="none" fo:border-bottom="none"/>
    </style:style>
    <style:style style:name="EXPEDIENTES.A3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EXPEDIENTES.4" style:family="table-row">
      <style:table-row-properties style:min-row-height="0.21cm" fo:keep-together="always"/>
    </style:style>
    <style:style style:name="EXPEDIENTES.A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orizontal_20_Line">
      <style:text-properties fo:color="#800000"/>
    </style:style>
    <style:style style:name="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1" fo:font-size="12pt" style:text-underline-style="none" fo:font-weight="normal" style:font-name-asian="Arial1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2300dc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8" style:family="paragraph" style:parent-style-name="Table_20_Contents">
      <style:paragraph-properties fo:margin-left="0cm" fo:margin-right="0cm" fo:margin-top="0cm" fo:margin-bottom="0.3cm" fo:text-indent="0cm" style:auto-text-indent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stado de expedientes </text:p>
      <text:p text:style-name="P6"/>
      <table:table table:name="EXPEDIENTES" table:style-name="EXPEDIENTES">
        <table:table-column table:style-name="EXPEDIENTES.A"/>
        <table:table-column table:style-name="EXPEDIENTES.B"/>
        <table:table-column table:style-name="EXPEDIENTES.C"/>
        <table:table-row table:style-name="EXPEDIENTES.1">
          <table:table-cell table:style-name="EXPEDIENTES.A1" office:value-type="string">
            <text:p text:style-name="P4"><text:span text:style-name="T3">Expediente:</text:span> [CLAVE]</text:p>
          </table:table-cell>
          <table:table-cell table:style-name="EXPEDIENTES.B1" office:value-type="string">
            <text:p text:style-name="P4"><text:span text:style-name="T3">Entrada: </text:span>[ENTRADA]</text:p>
          </table:table-cell>
          <table:table-cell table:style-name="EXPEDIENTES.C1" office:value-type="string">
            <text:p text:style-name="P4"><text:span text:style-name="T3">Estado:</text:span> [ESTADO]</text:p>
          </table:table-cell>
        </table:table-row>
        <table:table-row table:style-name="EXPEDIENTES.1">
          <table:table-cell table:style-name="EXPEDIENTES.A2" office:value-type="string">
            <text:p text:style-name="P4"><text:span text:style-name="T3">Autor:</text:span> [AUTOR]</text:p>
          </table:table-cell>
          <table:table-cell table:style-name="EXPEDIENTES.B2" office:value-type="string">
            <text:p text:style-name="P4"><text:span text:style-name="T3">Tema: </text:span>[TEMA]</text:p>
          </table:table-cell>
          <table:table-cell table:style-name="EXPEDIENTES.C2" office:value-type="string">
            <text:p text:style-name="P4"/>
          </table:table-cell>
        </table:table-row>
        <table:table-row table:style-name="EXPEDIENTES.1">
          <table:table-cell table:style-name="EXPEDIENTES.A3" table:number-columns-spanned="3" office:value-type="string">
            <text:p text:style-name="P4"><text:span text:style-name="T4">Descripción</text:span><text:span text:style-name="T3">:</text:span> [DESCRIPCION]</text:p>
          </table:table-cell>
          <table:covered-table-cell/>
          <table:covered-table-cell/>
        </table:table-row>
        <table:table-row table:style-name="EXPEDIENTES.4">
          <table:table-cell table:style-name="EXPEDIENTES.A4" table:number-columns-spanned="3" office:value-type="string">
            <text:p text:style-name="P8"><text:span text:style-name="T2">Firmantes:</text:span><text:span text:style-name="T1"> [FIRMANTES]</text:span></text:p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Mono" style:font-size-asian="10pt" style:font-name-complex="Droid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orizontal_20_Line">
      <style:text-properties fo:color="#800000"/>
    </style:style>
    <style:style style:name="M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gráficos2" text:anchor-type="paragraph" svg:x="15.438cm" svg:y="-0.413cm" svg:width="1.466cm" svg:height="1.9cm" draw:z-index="0"><draw:image xlink:href="Pictures/100002010000006400000079C6767511.png" xlink:type="simple" xlink:show="embed" xlink:actuate="onLoad"/></draw:frame>CAMARA DE DIPUTADOS</text:p>
        <text:p text:style-name="MP2">Provincia de Santa Fe</text:p>
        <text:p text:style-name="MP1"/>
      </style:header>
      <style:footer>
        <text:p text:style-name="MP3"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2-07-16T22:39:29</dc:date>
    <meta:editing-duration>P1DT8H28M57S</meta:editing-duration>
    <meta:editing-cycles>73</meta:editing-cycles>
    <meta:generator>LibreOffice/3.5$Linux_x86 LibreOffice_project/350m1$Build-2</meta:generator>
    <dc:creator>olvap </dc:creator>
    <meta:document-statistic meta:table-count="1" meta:image-count="1" meta:object-count="0" meta:page-count="1" meta:paragraph-count="11" meta:word-count="28" meta:character-count="203" meta:non-whitespace-character-count="185"/>
  </office:meta>
</office:document-meta>
</file>